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2a2" officeooo:paragraph-rsid="001372a2"/>
    </style:style>
    <style:style style:name="P2" style:family="paragraph" style:parent-style-name="Standard">
      <style:text-properties style:text-underline-style="solid" style:text-underline-width="auto" style:text-underline-color="font-color" officeooo:rsid="001372a2" officeooo:paragraph-rsid="00137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te:</text:p>
      <text:p text:style-name="P1">- prescrever treino</text:p>
      <text:p text:style-name="P1">- prescrever dieta</text:p>
      <text:p text:style-name="P1">- link exercicios no youtube execução</text:p>
      <text:p text:style-name="P1">- series, repetições</text:p>
      <text:p text:style-name="P1"/>
      <text:p text:style-name="P2">Aplicativo:</text:p>
      <text:p text:style-name="P1">- mostrando o exercicio, serie, repetições → nos exercicios ter campo para video do youtube</text:p>
      <text:p text:style-name="P1">- disponibilizar para o treinador as informaçoes(grafico → semanal/mensal) de progressao do aluno (cargas, repetições, feedback do trein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4:08:09.856395639</meta:creation-date>
    <dc:date>2024-07-29T14:16:47.504692084</dc:date>
    <meta:editing-duration>PT8M38S</meta:editing-duration>
    <meta:editing-cycles>1</meta:editing-cycles>
    <meta:document-statistic meta:table-count="0" meta:image-count="0" meta:object-count="0" meta:page-count="1" meta:paragraph-count="8" meta:word-count="50" meta:character-count="339" meta:non-whitespace-character-count="297"/>
    <meta:generator>LibreOffice/7.3.7.2$Linux_X86_64 LibreOffice_project/30$Build-2</meta:generator>
  </office:meta>
</office:document-meta>
</file>